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76" calcext:value-type="float">
            <text:p>76.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60.5" calcext:value-type="float">
            <text:p>60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63" calcext:value-type="float">
            <text:p>63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 feedback e acqui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r cas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zio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ornamento swagger e aggiunta nuove cos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utent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forni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urce models, d5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fornitor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sc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rudio funzionamento javascript e html per frontend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soluzione problema fetching api con html e javascript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difica login in fornitore.js e piccole modifiche di risoluzione errori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io funzionamento css e creazione file style.cs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difica style.css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on style</text:p>
          </table:table-cell>
          <table:table-cell table:number-columns-repeated="7"/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2:11:05.951392482</meta:creation-date>
    <dc:date>2022-12-27T15:54:24.592690270</dc:date>
    <meta:editing-duration>PT5H54M59S</meta:editing-duration>
    <meta:editing-cycles>69</meta:editing-cycles>
    <meta:generator>LibreOffice/6.4.7.2$Linux_X86_64 LibreOffice_project/40$Build-2</meta:generator>
    <meta:document-statistic meta:table-count="1" meta:cell-count="259" meta:object-count="0"/>
  </office:meta>
</office:document-meta>
</file>